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25-01-1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24-01-11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22-02-1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21-01-0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20-01-2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9-02-0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7-12-1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6-12-19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6-01-2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5-02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3-12-0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3-02-0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1-12-14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10-12-16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9-12-08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9-01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8-01-2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7-02-0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6-01-0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5-01-0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4-02-1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2002-08-3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42095124901</text:p>
          </table:table-cell>
          <table:table-cell office:value-type="string" calcext:value-type="string">
            <text:p>196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